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rain_start</text:p>
          </table:table-cell>
          <table:table-cell office:value-type="string" calcext:value-type="string">
            <text:p>train_end</text:p>
          </table:table-cell>
          <table:table-cell office:value-type="string" calcext:value-type="string">
            <text:p>loss_algo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tateful</text:p>
          </table:table-cell>
          <table:table-cell office:value-type="string" calcext:value-type="string">
            <text:p>deep_layer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val_split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min_diff</text:p>
          </table:table-cell>
          <table:table-cell office:value-type="string" calcext:value-type="string">
            <text:p>max_diff</text:p>
          </table:table-cell>
          <table:table-cell office:value-type="string" calcext:value-type="string">
            <text:p>ave_diff</text:p>
          </table:table-cell>
          <table:table-cell office:value-type="string" calcext:value-type="string">
            <text:p>dev_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3600_60__1.h5</text:p>
          </table:table-cell>
          <table:table-cell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office:value-type="float" office:value="20180717" calcext:value-type="float">
            <text:p>2018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0000028" calcext:value-type="float">
            <text:p>2.80E-06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7200_60__4.h5</text:p>
          </table:table-cell>
          <table:table-cell office:value-type="float" office:value="7200" calcext:value-type="float">
            <text:p>7200</text:p>
          </table:table-cell>
          <table:table-cell office:value-type="float" office:value="60" calcext:value-type="float">
            <text:p>60</text:p>
          </table:table-cell>
          <table:table-cell office:value-type="float" office:value="20180717" calcext:value-type="float">
            <text:p>2018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pro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27" calcext:value-type="float">
            <text:p>0.00127</text:p>
          </table:table-cell>
          <table:table-cell table:formula="of:=([.R3]-[.R$2])/([.C3]-[.C$2])" office:value-type="float" office:value="0.0000000388888888888889" calcext:value-type="float">
            <text:p>3.88888888888889E-08</text:p>
          </table:table-cell>
          <table:table-cell table:formula="of:=([.S3]-[.S$2])/([.C3]-[.C$2])" office:value-type="float" office:value="0.0000000305555555555556" calcext:value-type="float">
            <text:p>3.05555555555556E-08</text:p>
          </table:table-cell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21600_20__4.h5</text:p>
          </table:table-cell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20180717" calcext:value-type="float">
            <text:p>2018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47" calcext:value-type="float">
            <text:p>4.70E-05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15" calcext:value-type="float">
            <text:p>0.00215</text:p>
          </table:table-cell>
          <table:table-cell table:formula="of:=([.R4]-[.R$2])/([.C4]-[.C$2])" office:value-type="float" office:value="0.0000000588888888888889" calcext:value-type="float">
            <text:p>5.88888888888889E-08</text:p>
          </table:table-cell>
          <table:table-cell table:style-name="ce2" table:formula="of:=([.S4]-[.S$2])/([.C4]-[.C$2])" office:value-type="float" office:value="0.000000055" calcext:value-type="float">
            <text:p>5.50E-08</text:p>
          </table:table-cell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43200_20__1.h5</text:p>
          </table:table-cell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20140717" calcext:value-type="float">
            <text:p>2014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53" calcext:value-type="float">
            <text:p>5.30E-05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309" calcext:value-type="float">
            <text:p>0.00309</text:p>
          </table:table-cell>
          <table:table-cell table:style-name="ce3" office:value-type="float" office:value="0.00277" calcext:value-type="float">
            <text:p>0.00277</text:p>
          </table:table-cell>
          <table:table-cell table:formula="of:=([.R5]-[.R$2])/([.C5]-[.C$2])" office:value-type="float" office:value="0.0000000484848484848485" calcext:value-type="float">
            <text:p>4.84848484848485E-08</text:p>
          </table:table-cell>
          <table:table-cell table:formula="of:=([.S5]-[.S$2])/([.C5]-[.C$2])" office:value-type="float" office:value="0.0000000406565656565657" calcext:value-type="float">
            <text:p>4.06565656565657E-08</text:p>
          </table:table-cell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86400_10__0.h5</text:p>
          </table:table-cell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20140717" calcext:value-type="float">
            <text:p>2014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0.00111" calcext:value-type="float">
            <text:p>0.00111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0451" calcext:value-type="float">
            <text:p>0.00451</text:p>
          </table:table-cell>
          <table:table-cell table:formula="of:=([.R6]-[.R$2])/([.C6]-[.C$2])" office:value-type="float" office:value="0.0000000451690821256039" calcext:value-type="float">
            <text:p>4.51690821256039E-08</text:p>
          </table:table-cell>
          <table:table-cell table:formula="of:=([.S6]-[.S$2])/([.C6]-[.C$2])" office:value-type="float" office:value="0.0000000404589371980676" calcext:value-type="float">
            <text:p>4.04589371980676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 style:data-style-name="N2" text:time-value="18:33:36.245452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20:37:14.262735271</meta:creation-date>
    <dc:date>2019-08-26T19:17:04.221755757</dc:date>
    <meta:editing-duration>PT51M45S</meta:editing-duration>
    <meta:editing-cycles>6</meta:editing-cycles>
    <meta:generator>LibreOffice/5.1.6.2$Linux_X86_64 LibreOffice_project/10m0$Build-2</meta:generator>
    <meta:document-statistic meta:table-count="1" meta:cell-count="122" meta:object-count="0"/>
  </office:meta>
</office:document-meta>
</file>